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41986AD5C35F9811.png" manifest:media-type="image/png"/>
  <manifest:file-entry manifest:full-path="Pictures/1000020100000200000002000D97E3CF7BD7C17C.png" manifest:media-type="image/png"/>
  <manifest:file-entry manifest:full-path="Pictures/10000201000002AF000003A42328BF1A97CC3EBB.png" manifest:media-type="image/png"/>
  <manifest:file-entry manifest:full-path="Pictures/1000020100000258000001F194ED35C5E4F952C5.png" manifest:media-type="image/png"/>
  <manifest:file-entry manifest:full-path="Pictures/100002010000020000000200E2D7548953F261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666666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botto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666666" draw:marker-start="Arrow" draw:marker-start-width="0.356cm" draw:marker-end="" draw:marker-end-width="0.353cm" draw:fill="none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0.799cm" fo:min-width="0.676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99cm" fo:min-width="0.676cm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703cm" fo:min-width="0.453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062cm" fo:min-width="0.812cm"/>
    </style:style>
    <style:style style:name="gr15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3465a4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397cm" svg:x="1.092cm" svg:y="10.979cm">
          <draw:text-box>
            <text:p><text:span text:style-name="T1">Ut</text:span><text:span text:style-name="T1">e</text:span><text:span text:style-name="T1">nt</text:span><text:span text:style-name="T1">e </text:span><text:span text:style-name="T1">e</text:span><text:span text:style-name="T1">ff</text:span><text:span text:style-name="T1">et</text:span><text:span text:style-name="T1">tu</text:span><text:span text:style-name="T1">a </text:span><text:span text:style-name="T1">l’</text:span><text:span text:style-name="T1">or</text:span><text:span text:style-name="T1">di</text:span><text:span text:style-name="T1">n</text:span><text:span text:style-name="T1">e</text:span></text:p>
          </draw:text-box>
        </draw:frame>
        <draw:frame draw:style-name="gr2" draw:text-style-name="P2" draw:layer="layout" svg:width="2.3cm" svg:height="1.905cm" svg:x="7.047cm" svg:y="4.248cm">
          <draw:image xlink:href="Pictures/1000020100000258000001F194ED35C5E4F952C5.png" xlink:type="simple" xlink:show="embed" xlink:actuate="onLoad" loext:mime-type="image/png">
            <text:p/>
          </draw:image>
        </draw:frame>
        <draw:frame draw:style-name="gr2" draw:text-style-name="P2" draw:layer="layout" svg:width="4.699cm" svg:height="4.699cm" svg:x="22.301cm" svg:y="6.661cm">
          <draw:image xlink:href="Pictures/100002010000020000000200E2D7548953F26132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3.556cm" svg:x="13.411cm" svg:y="10.471cm">
          <draw:image xlink:href="Pictures/1000020100000200000002000D97E3CF7BD7C17C.png" xlink:type="simple" xlink:show="embed" xlink:actuate="onLoad" loext:mime-type="image/png">
            <text:p/>
          </draw:image>
        </draw:frame>
        <draw:line draw:style-name="gr3" draw:text-style-name="P4" draw:layer="layout" svg:x1="2.997cm" svg:y1="8.439cm" svg:x2="6.426cm" svg:y2="5.772cm">
          <text:p text:style-name="P3"><text:span text:style-name="T2">1. </text:span><text:span text:style-name="T2">or</text:span><text:span text:style-name="T2">di</text:span><text:span text:style-name="T2">ne</text:span></text:p>
          <text:p text:style-name="P3"><text:span text:style-name="T2"/></text:p>
        </draw:line>
        <draw:line draw:style-name="gr4" draw:text-style-name="P6" draw:layer="layout" svg:x1="9.347cm" svg:y1="4.248cm" svg:x2="12.649cm" svg:y2="2.851cm">
          <text:p text:style-name="P5"><text:span text:style-name="T2">2. </text:span><text:span text:style-name="T2">ric</text:span><text:span text:style-name="T2">hi</text:span><text:span text:style-name="T2">es</text:span><text:span text:style-name="T2">ta </text:span><text:span text:style-name="T2">al </text:span><text:span text:style-name="T2">ga</text:span><text:span text:style-name="T2">te</text:span><text:span text:style-name="T2">w</text:span><text:span text:style-name="T2">ay</text:span><text:span text:style-name="T2"><text:line-break/></text:span><text:span text:style-name="T2">pe</text:span><text:span text:style-name="T2">r il </text:span><text:span text:style-name="T2">pa</text:span><text:span text:style-name="T2">ga</text:span><text:span text:style-name="T2">m</text:span><text:span text:style-name="T2">en</text:span><text:span text:style-name="T2">to</text:span></text:p>
          <text:p text:style-name="P5"><text:span text:style-name="T2"/></text:p>
        </draw:line>
        <draw:line draw:style-name="gr4" draw:text-style-name="P6" draw:layer="layout" svg:x1="18.11cm" svg:y1="3.105cm" svg:x2="23.698cm" svg:y2="6.915cm">
          <text:p text:style-name="P5"><text:span text:style-name="T2">3. </text:span><text:span text:style-name="T2">co</text:span><text:span text:style-name="T2">nf</text:span><text:span text:style-name="T2">er</text:span><text:span text:style-name="T2">m</text:span><text:span text:style-name="T2">a </text:span><text:span text:style-name="T2">da</text:span><text:span text:style-name="T2">ti </text:span><text:span text:style-name="T2">e </text:span><text:span text:style-name="T2">tr</text:span><text:span text:style-name="T2">an</text:span><text:span text:style-name="T2">sa</text:span><text:span text:style-name="T2">zi</text:span><text:span text:style-name="T2">on</text:span><text:span text:style-name="T2">e</text:span></text:p>
          <text:p text:style-name="P5"><text:span text:style-name="T2"/></text:p>
        </draw:line>
        <draw:line draw:style-name="gr5" draw:text-style-name="P6" draw:layer="layout" svg:x1="17.221cm" svg:y1="12.122cm" svg:x2="22.682cm" svg:y2="10.725cm">
          <text:p text:style-name="P5"><text:span text:style-name="T2">4. </text:span><text:span text:style-name="T2">in</text:span><text:span text:style-name="T2">olt</text:span><text:span text:style-name="T2">ro </text:span><text:span text:style-name="T2">pa</text:span><text:span text:style-name="T2">ga</text:span><text:span text:style-name="T2">m</text:span><text:span text:style-name="T2">en</text:span><text:span text:style-name="T2">to</text:span></text:p>
          <text:p text:style-name="P5"><text:span text:style-name="T2">al </text:span><text:span text:style-name="T2">ve</text:span><text:span text:style-name="T2">n</text:span><text:span text:style-name="T2">di</text:span><text:span text:style-name="T2">to</text:span><text:span text:style-name="T2">re</text:span></text:p>
          <text:p text:style-name="P5"><text:span text:style-name="T2"/></text:p>
        </draw:line>
        <draw:line draw:style-name="gr6" draw:text-style-name="P4" draw:layer="layout" svg:x1="3.632cm" svg:y1="9.201cm" svg:x2="7.061cm" svg:y2="6.534cm">
          <text:p text:style-name="P3"><text:span text:style-name="T2">6. </text:span><text:span text:style-name="T2">ris</text:span><text:span text:style-name="T2">po</text:span><text:span text:style-name="T2">st</text:span><text:span text:style-name="T2">a </text:span><text:span text:style-name="T2">da</text:span><text:span text:style-name="T2">l </text:span><text:span text:style-name="T2">se</text:span><text:span text:style-name="T2">rv</text:span><text:span text:style-name="T2">er</text:span></text:p>
          <text:p text:style-name="P3"><text:span text:style-name="T2"/></text:p>
        </draw:line>
        <draw:line draw:style-name="gr7" draw:text-style-name="P6" draw:layer="layout" svg:x1="9.601cm" svg:y1="5.264cm" svg:x2="12.776cm" svg:y2="3.867cm">
          <text:p text:style-name="P5"><text:span text:style-name="T2"><text:line-break/></text:span><text:span text:style-name="T2">5. </text:span><text:span text:style-name="T2">ris</text:span><text:span text:style-name="T2">po</text:span><text:span text:style-name="T2">st</text:span><text:span text:style-name="T2">a</text:span><text:span text:style-name="T2"><text:line-break/></text:span><text:span text:style-name="T2">da</text:span><text:span text:style-name="T2">l </text:span><text:span text:style-name="T2">ga</text:span><text:span text:style-name="T2">te</text:span><text:span text:style-name="T2">w</text:span><text:span text:style-name="T2">ay</text:span></text:p>
          <text:p text:style-name="P5"><text:span text:style-name="T2"/></text:p>
        </draw:line>
        <draw:line draw:style-name="gr7" draw:text-style-name="P6" draw:layer="layout" svg:x1="18.237cm" svg:y1="5.01cm" svg:x2="22.809cm" svg:y2="8.058cm">
          <text:p text:style-name="P5"><text:span text:style-name="T2"><text:line-break/></text:span><text:span text:style-name="T2">4. </text:span><text:span text:style-name="T2">ris</text:span><text:span text:style-name="T2">po</text:span><text:span text:style-name="T2">st</text:span><text:span text:style-name="T2">a </text:span><text:span text:style-name="T2">da</text:span><text:span text:style-name="T2">lla </text:span><text:span text:style-name="T2">ba</text:span><text:span text:style-name="T2">nc</text:span><text:span text:style-name="T2">a</text:span></text:p>
        </draw:line>
        <draw:frame draw:style-name="gr2" draw:text-style-name="P2" draw:layer="layout" svg:width="2.286cm" svg:height="2.286cm" svg:x="1.473cm" svg:y="8.566cm">
          <draw:image xlink:href="Pictures/10000201000004B0000004B041986AD5C35F9811.png" xlink:type="simple" xlink:show="embed" xlink:actuate="onLoad" loext:mime-type="image/png">
            <text:p/>
          </draw:image>
        </draw:frame>
        <draw:frame draw:style-name="gr2" draw:text-style-name="P2" draw:layer="layout" svg:width="4.961cm" svg:height="6.731cm" svg:x="12.939cm" svg:y="1.218cm">
          <draw:image xlink:href="Pictures/10000201000002AF000003A42328BF1A97CC3EBB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7" draw:layer="layout" svg:width="1.524cm" svg:height="1.397cm" svg:x="11.922cm" svg:y="1.508cm">
          <text:p text:style-name="P7"><text:span text:style-name="T3">M</text:span><text:span text:style-name="T3">es</text:span><text:span text:style-name="T3">sa</text:span><text:span text:style-name="T3">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1" draw:id="id1" draw:layer="layout" svg:width="1.524cm" svg:height="1.397cm" svg:x="5.699cm" svg:y="5.745cm">
          <text:p text:style-name="P7"><text:span text:style-name="T3">Mes</text:span><text:span text:style-name="T3">sag</text:span><text:span text:style-name="T3">e</text:span><text:span text:style-name="T3"><text:line-break/></text:span><text:span text:style-name="T3">(blo</text:span><text:span text:style-name="T3">ck </text:span><text:span text:style-name="T3">1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4" draw:id="id4" draw:layer="layout" svg:width="1.524cm" svg:height="1.397cm" svg:x="9.306cm" svg:y="5.745cm">
          <text:p text:style-name="P7"><text:span text:style-name="T3">Message</text:span><text:span text:style-name="T3"><text:line-break/></text:span><text:span text:style-name="T3">(block 2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3" draw:id="id3" draw:layer="layout" svg:width="1.524cm" svg:height="1.397cm" svg:x="15.613cm" svg:y="5.745cm">
          <text:p text:style-name="P7"><text:span text:style-name="T3">Message</text:span></text:p>
          <text:p text:style-name="P7"><text:span text:style-name="T3">(block n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5" xml:id="id2" draw:id="id2" draw:layer="layout" svg:x1="12.684cm" svg:y1="2.905cm" svg:x2="12.684cm" svg:y2="4.683cm">
          <text:p/>
        </draw:line>
        <draw:connector draw:style-name="gr11" draw:text-style-name="P5" draw:layer="layout" svg:x1="6.461cm" svg:y1="5.745cm" svg:x2="12.684cm" svg:y2="4.683cm" draw:start-shape="id1" draw:start-glue-point="0" draw:end-shape="id2" draw:end-glue-point="2" svg:d="M6461 5745v-532h6223v-530" svg:viewBox="0 0 6224 1063">
          <text:p/>
        </draw:connector>
        <draw:connector draw:style-name="gr11" draw:text-style-name="P5" draw:layer="layout" svg:x1="16.375cm" svg:y1="5.745cm" svg:x2="12.684cm" svg:y2="4.683cm" draw:start-shape="id3" draw:start-glue-point="0" draw:end-shape="id2" draw:end-glue-point="2" svg:d="M16375 5745v-532h-3691v-530" svg:viewBox="0 0 3692 1063">
          <text:p/>
        </draw:connector>
        <draw:connector draw:style-name="gr11" draw:text-style-name="P5" draw:layer="layout" svg:x1="10.068cm" svg:y1="5.745cm" svg:x2="10.048cm" svg:y2="5.183cm" draw:start-shape="id4" draw:start-glue-point="0" svg:d="M10068 5745v-532h-20v-30" svg:viewBox="0 0 21 563">
          <text:p/>
        </draw:connector>
        <draw:line draw:style-name="gr12" draw:text-style-name="P9" draw:layer="layout" svg:x1="12.276cm" svg:y1="3.894cm" svg:x2="13.165cm" svg:y2="3.386cm">
          <text:p text:style-name="P5"><text:span text:style-name="T4">512 bit</text:span><text:span text:style-name="T4"><text:line-break/></text:span><text:span text:style-name="T4"/></text:p>
        </draw:line>
        <draw:custom-shape draw:style-name="gr13" draw:text-style-name="P10" xml:id="id5" draw:id="id5" draw:layer="layout" svg:width="1.905cm" svg:height="1.905cm" svg:x="6.826cm" svg:y="8.247cm">
          <text:p text:style-name="P5">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" draw:id="id6" draw:layer="layout" svg:width="1.905cm" svg:height="1.905cm" svg:x="10.426cm" svg:y="8.247cm">
          <text:p text:style-name="P7"><text:span text:style-name="T3">c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11" xml:id="id7" draw:id="id7" draw:layer="layout" svg:width="1.905cm" svg:height="1.905cm" svg:x="16.726cm" svg:y="8.247cm">
          <text:p text:style-name="P5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xml:id="id8" draw:id="id8" draw:layer="layout" svg:width="1.854cm" svg:height="1.854cm" svg:x="4.032cm" svg:y="8.258cm">
          <text:p text:style-name="P7"><text:span text:style-name="T3">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6.461cm" svg:y1="7.142cm" svg:x2="7.779cm" svg:y2="8.247cm" draw:start-shape="id1" draw:start-glue-point="2" draw:end-shape="id5" draw:end-glue-point="4" svg:d="M6461 7142v552h1318v553" svg:viewBox="0 0 1319 1106">
          <text:p/>
        </draw:connector>
        <draw:connector draw:style-name="gr15" draw:text-style-name="P2" draw:layer="layout" svg:x1="10.068cm" svg:y1="7.142cm" svg:x2="11.379cm" svg:y2="8.247cm" draw:start-shape="id4" draw:start-glue-point="2" draw:end-shape="id6" draw:end-glue-point="4" svg:d="M10068 7142v552h1311v553" svg:viewBox="0 0 1312 1106">
          <text:p/>
        </draw:connector>
        <draw:connector draw:style-name="gr15" draw:text-style-name="P2" draw:layer="layout" svg:x1="16.375cm" svg:y1="7.142cm" svg:x2="17.679cm" svg:y2="8.247cm" draw:start-shape="id3" draw:start-glue-point="2" draw:end-shape="id7" draw:end-glue-point="4" svg:d="M16375 7142v552h1304v553" svg:viewBox="0 0 1305 1106">
          <text:p/>
        </draw:connector>
        <draw:connector draw:style-name="gr15" draw:text-style-name="P2" draw:layer="layout" svg:x1="5.886cm" svg:y1="9.185cm" svg:x2="6.826cm" svg:y2="9.2cm" draw:start-shape="id8" draw:start-glue-point="10" draw:end-shape="id5" draw:end-glue-point="5" svg:d="M5886 9185h470v15h470" svg:viewBox="0 0 941 16">
          <text:p/>
        </draw:connector>
        <draw:connector draw:style-name="gr15" draw:text-style-name="P2" draw:layer="layout" svg:x1="8.731cm" svg:y1="9.2cm" svg:x2="10.426cm" svg:y2="9.2cm" draw:start-shape="id5" draw:start-glue-point="7" draw:end-shape="id6" draw:end-glue-point="5" svg:d="M8731 9200h1695" svg:viewBox="0 0 1696 1">
          <text:p/>
        </draw:connector>
        <draw:connector draw:style-name="gr15" draw:text-style-name="P2" draw:layer="layout" svg:x1="12.331cm" svg:y1="9.2cm" svg:x2="16.726cm" svg:y2="9.2cm" draw:start-shape="id6" draw:start-glue-point="7" draw:end-shape="id7" draw:end-glue-point="5" svg:d="M12331 9200h4395" svg:viewBox="0 0 4396 1">
          <text:p/>
        </draw:connector>
        <draw:custom-shape draw:style-name="gr14" draw:text-style-name="P8" xml:id="id9" draw:id="id9" draw:layer="layout" svg:width="1.854cm" svg:height="1.854cm" svg:x="19.532cm" svg:y="8.258cm">
          <text:p text:style-name="P7"><text:span text:style-name="T3">H(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8.631cm" svg:y1="9.2cm" svg:x2="19.532cm" svg:y2="9.185cm" draw:start-shape="id7" draw:start-glue-point="7" draw:end-shape="id9" draw:end-glue-point="6" svg:d="M18631 9200h451v-15h450" svg:viewBox="0 0 902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2:41.432067015</meta:creation-date>
    <dc:date>2018-10-06T15:50:15.688298659</dc:date>
    <meta:editing-duration>PT17M4S</meta:editing-duration>
    <meta:editing-cycles>3</meta:editing-cycles>
    <meta:generator>LibreOffice/6.1.2.1$Linux_X86_64 LibreOffice_project/10$Build-1</meta:generator>
    <meta:document-statistic meta:object-count="34"/>
  </office:meta>
</office:document-meta>
</file>